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3" table:style-name="ta1">
        <table:shapes>
          <draw:frame draw:z-index="0" draw:style-name="gr1" draw:text-style-name="P1" svg:width="259.09mm" svg:height="149.82mm" svg:x="227.83mm" svg:y="57.11mm">
            <loext:p draw:notify-on-update-of-ranges="log3.B1:log3.B1 log3.B2:log3.B15 log3.C1:log3.C1 log3.C2:log3.C15 log3.D1:log3.D1 log3.D2:log3.D15 log3.E1:log3.E1 log3.E2:log3.E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ype de pruning</text:p>
          </table:table-cell>
          <table:table-cell office:value-type="string" calcext:value-type="string">
            <text:p>taille de l'échiquier</text:p>
          </table:table-cell>
          <table:table-cell office:value-type="string" calcext:value-type="string">
            <text:p>Forward checking</text:p>
          </table:table-cell>
          <table:table-cell office:value-type="string" calcext:value-type="string">
            <text:p>Arc consistency</text:p>
          </table:table-cell>
          <table:table-cell office:value-type="string" calcext:value-type="string">
            <text:p>Backtracking</text:p>
          </table:table-cell>
          <table:table-cell table:number-columns-repeated="3"/>
          <table:table-cell office:value-type="string" calcext:value-type="string">
            <text:p>arcsolutions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5" calcext:value-type="float">
            <text:p>5</text:p>
          </table:table-cell>
          <table:table-cell office:value-type="float" office:value="614" calcext:value-type="float">
            <text:p>614</text:p>
          </table:table-cell>
          <table:table-cell office:value-type="float" office:value="554" calcext:value-type="float">
            <text:p>554</text:p>
          </table:table-cell>
          <table:table-cell office:value-type="float" office:value="2012" calcext:value-type="float">
            <text:p>2012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6" calcext:value-type="float">
            <text:p>6</text:p>
          </table:table-cell>
          <table:table-cell office:value-type="float" office:value="2276" calcext:value-type="float">
            <text:p>2276</text:p>
          </table:table-cell>
          <table:table-cell office:value-type="float" office:value="2101" calcext:value-type="float">
            <text:p>2101</text:p>
          </table:table-cell>
          <table:table-cell office:value-type="float" office:value="10180" calcext:value-type="float">
            <text:p>1018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7" calcext:value-type="float">
            <text:p>7</text:p>
          </table:table-cell>
          <table:table-cell office:value-type="float" office:value="8248" calcext:value-type="float">
            <text:p>8248</text:p>
          </table:table-cell>
          <table:table-cell office:value-type="float" office:value="9438" calcext:value-type="float">
            <text:p>9438</text:p>
          </table:table-cell>
          <table:table-cell office:value-type="float" office:value="44823" calcext:value-type="float">
            <text:p>44823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8" calcext:value-type="float">
            <text:p>8</text:p>
          </table:table-cell>
          <table:table-cell office:value-type="float" office:value="3117828" calcext:value-type="float">
            <text:p>3117828</text:p>
          </table:table-cell>
          <table:table-cell office:value-type="float" office:value="3931745" calcext:value-type="float">
            <text:p>3931745</text:p>
          </table:table-cell>
          <table:table-cell office:value-type="float" office:value="265166" calcext:value-type="float">
            <text:p>265166</text:p>
          </table:table-cell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9" calcext:value-type="float">
            <text:p>9</text:p>
          </table:table-cell>
          <table:table-cell office:value-type="float" office:value="4186824" calcext:value-type="float">
            <text:p>4186824</text:p>
          </table:table-cell>
          <table:table-cell office:value-type="float" office:value="5076712" calcext:value-type="float">
            <text:p>5076712</text:p>
          </table:table-cell>
          <table:table-cell office:value-type="float" office:value="1784290" calcext:value-type="float">
            <text:p>1784290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73572" calcext:value-type="float">
            <text:p>5473572</text:p>
          </table:table-cell>
          <table:table-cell office:value-type="float" office:value="6843791" calcext:value-type="float">
            <text:p>6843791</text:p>
          </table:table-cell>
          <table:table-cell office:value-type="float" office:value="3320564" calcext:value-type="float">
            <text:p>3320564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273396" calcext:value-type="float">
            <text:p>8273396</text:p>
          </table:table-cell>
          <table:table-cell office:value-type="float" office:value="9926070" calcext:value-type="float">
            <text:p>9926070</text:p>
          </table:table-cell>
          <table:table-cell office:value-type="float" office:value="4549254" calcext:value-type="float">
            <text:p>4549254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597212" calcext:value-type="float">
            <text:p>10597212</text:p>
          </table:table-cell>
          <table:table-cell office:value-type="float" office:value="14027267" calcext:value-type="float">
            <text:p>14027267</text:p>
          </table:table-cell>
          <table:table-cell office:value-type="float" office:value="6553448" calcext:value-type="float">
            <text:p>6553448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876419" calcext:value-type="float">
            <text:p>10876419</text:p>
          </table:table-cell>
          <table:table-cell office:value-type="float" office:value="13263265" calcext:value-type="float">
            <text:p>13263265</text:p>
          </table:table-cell>
          <table:table-cell office:value-type="float" office:value="8402667" calcext:value-type="float">
            <text:p>840266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418400" calcext:value-type="float">
            <text:p>13418400</text:p>
          </table:table-cell>
          <table:table-cell office:value-type="float" office:value="16058041" calcext:value-type="float">
            <text:p>16058041</text:p>
          </table:table-cell>
          <table:table-cell office:value-type="float" office:value="10646621" calcext:value-type="float">
            <text:p>1064662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2:51:40.013203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3:42:09.081251077</dc:date>
    <meta:editing-duration>PT18M55S</meta:editing-duration>
    <meta:editing-cycles>3</meta:editing-cycles>
    <meta:generator>LibreOffice/5.1.6.2$Linux_X86_64 LibreOffice_project/1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treat-empty-cells="ignore" chart:spline-order="2" chart:spline-resolution="11" chart:right-angled-axes="true"/>
    </style:style>
    <style:style style:name="ch5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1cm" svg:height="14.983cm" xlink:href=".." xlink:type="simple" chart:class="chart:scatter" chart:style-name="ch1">
        <chart:title svg:x="6.813cm" svg:y="0.434cm" chart:style-name="ch2">
          <text:p>Temps processeur nécessaire à la complétion d'un résolveur 
du problème des reines en fonction de la taille de l'échiquier</text:p>
        </chart:title>
        <chart:legend svg:x="21.345cm" svg:y="6.694cm" style:legend-expansion="custom" chartooo:width="3.833cm" chartooo:height="1.594cm" style:legend-expansion-aspect-ratio="2.40464240903388" chart:style-name="ch3"/>
        <chart:plot-area chart:style-name="ch4" table:cell-range-address="log3.B1:log3.E15" chart:data-source-has-labels="both" svg:x="3.187cm" svg:y="1.974cm" svg:width="17.228cm" svg:height="11.423cm">
          <chartooo:coordinate-region svg:x="5.105cm" svg:y="2.174cm" svg:width="15.123cm" svg:height="10.576cm"/>
          <chart:axis chart:dimension="x" chart:name="primary-x" chart:style-name="ch5" chartooo:axis-type="auto">
            <chart:title svg:x="10.368cm" svg:y="13.696cm" chart:style-name="ch6">
              <text:p>Taille de l'échiquier</text:p>
            </chart:title>
            <chart:categories table:cell-range-address="log3.B2:log3.B15"/>
          </chart:axis>
          <chart:axis chart:dimension="y" chart:name="primary-y" chart:style-name="ch7">
            <chart:title svg:x="2.109cm" svg:y="9.422cm" chart:style-name="ch8">
              <text:p>Temps CPU nécessaire</text:p>
            </chart:title>
            <chart:grid chart:style-name="ch9" chart:class="major"/>
          </chart:axis>
          <chart:series chart:style-name="ch10" chart:values-cell-range-address="log3.C2:log3.C15" chart:label-cell-address="log3.C1:log3.C1" chart:class="chart:scatter">
            <chart:domain table:cell-range-address="log3.B2:log3.B15"/>
            <chart:data-point chart:repeated="14"/>
          </chart:series>
          <chart:series chart:style-name="ch11" chart:values-cell-range-address="log3.D2:log3.D15" chart:label-cell-address="log3.D1:log3.D1" chart:class="chart:scatter">
            <chart:data-point chart:repeated="14"/>
          </chart:series>
          <chart:series chart:style-name="ch12" chart:values-cell-range-address="log3.E2:log3.E15" chart:label-cell-address="log3.E1:log3.E1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ward checking</text:p>
                <draw:g>
                  <svg:desc>log3.C1:log3.C1</svg:desc>
                </draw:g>
              </table:table-cell>
              <table:table-cell office:value-type="string">
                <text:p>Arc consistency</text:p>
                <draw:g>
                  <svg:desc>log3.D1:log3.D1</svg:desc>
                </draw:g>
              </table:table-cell>
              <table:table-cell office:value-type="string">
                <text:p>Backtracking</text:p>
                <draw:g>
                  <svg:desc>log3.E1:log3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g3.B2:log3.B15</svg:desc>
                </draw:g>
              </table:table-cell>
              <table:table-cell office:value-type="float" office:value="14">
                <text:p>14</text:p>
                <draw:g>
                  <svg:desc>log3.C2:log3.C15</svg:desc>
                </draw:g>
              </table:table-cell>
              <table:table-cell office:value-type="float" office:value="15">
                <text:p>15</text:p>
                <draw:g>
                  <svg:desc>log3.D2:log3.D15</svg:desc>
                </draw:g>
              </table:table-cell>
              <table:table-cell office:value-type="float" office:value="11">
                <text:p>11</text:p>
                <draw:g>
                  <svg:desc>log3.E2:log3.E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3">
                <text:p>133</text:p>
              </table:table-cell>
              <table:table-cell office:value-type="float" office:value="116">
                <text:p>11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14">
                <text:p>614</text:p>
              </table:table-cell>
              <table:table-cell office:value-type="float" office:value="554">
                <text:p>554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76">
                <text:p>2276</text:p>
              </table:table-cell>
              <table:table-cell office:value-type="float" office:value="2101">
                <text:p>2101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248">
                <text:p>8248</text:p>
              </table:table-cell>
              <table:table-cell office:value-type="float" office:value="9438">
                <text:p>9438</text:p>
              </table:table-cell>
              <table:table-cell office:value-type="float" office:value="44823">
                <text:p>448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17828">
                <text:p>3117828</text:p>
              </table:table-cell>
              <table:table-cell office:value-type="float" office:value="3931745">
                <text:p>3931745</text:p>
              </table:table-cell>
              <table:table-cell office:value-type="float" office:value="265166">
                <text:p>2651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186824">
                <text:p>4186824</text:p>
              </table:table-cell>
              <table:table-cell office:value-type="float" office:value="5076712">
                <text:p>5076712</text:p>
              </table:table-cell>
              <table:table-cell office:value-type="float" office:value="1784290">
                <text:p>17842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73572">
                <text:p>5473572</text:p>
              </table:table-cell>
              <table:table-cell office:value-type="float" office:value="6843791">
                <text:p>6843791</text:p>
              </table:table-cell>
              <table:table-cell office:value-type="float" office:value="3320564">
                <text:p>33205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273396">
                <text:p>8273396</text:p>
              </table:table-cell>
              <table:table-cell office:value-type="float" office:value="9926070">
                <text:p>9926070</text:p>
              </table:table-cell>
              <table:table-cell office:value-type="float" office:value="4549254">
                <text:p>45492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597212">
                <text:p>10597212</text:p>
              </table:table-cell>
              <table:table-cell office:value-type="float" office:value="14027267">
                <text:p>14027267</text:p>
              </table:table-cell>
              <table:table-cell office:value-type="float" office:value="6553448">
                <text:p>65534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76419">
                <text:p>10876419</text:p>
              </table:table-cell>
              <table:table-cell office:value-type="float" office:value="13263265">
                <text:p>13263265</text:p>
              </table:table-cell>
              <table:table-cell office:value-type="float" office:value="8402667">
                <text:p>8402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418400">
                <text:p>13418400</text:p>
              </table:table-cell>
              <table:table-cell office:value-type="float" office:value="16058041">
                <text:p>16058041</text:p>
              </table:table-cell>
              <table:table-cell office:value-type="float" office:value="10646621">
                <text:p>10646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